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0pt" fo:language="en" fo:country="US" style:font-size-asian="10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language="en" fo:country="US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<text:span text:style-name="T1">13.8. CONTRACTE DE COMPRAVENDA</text:span></text:p>
      <text:p text:style-name="P2" loext:marker-style-name="T2"/>
      <text:p text:style-name="P1" loext:marker-style-name="T2"><text:span text:style-name="T1">Document mitjançant el qual dues parts acorden la venda i compra d’un bé, en aquest cas un habitatge, amb reconeixement mutu de capacitat legal.</text:span><text:span text:style-name="T2"/></text:p>
      <text:p text:style-name="P2" loext:marker-style-name="T2"/>
      <text:p text:style-name="P1" loext:marker-style-name="T2"><text:span text:style-name="T1">Capçalera  Contracte de compravenda</text:span><text:span text:style-name="T2"/></text:p>
      <text:p text:style-name="P2" loext:marker-style-name="T2"/>
      <text:p text:style-name="P1" loext:marker-style-name="T2"><text:span text:style-name="T1">Destinatari / Parts  </text:span><text:span text:style-name="T2"/></text:p>
      <text:p text:style-name="P1" loext:marker-style-name="T2"><text:span text:style-name="T1">Part venedora: Magdalena Pons Sales, DNI núm. 11333555, domiciliada al carrer de Menorca, 56, Maó.</text:span><text:span text:style-name="T2"/></text:p>
      <text:p text:style-name="P1" loext:marker-style-name="T2"><text:span text:style-name="T1">Part compradora: Jesús Amengual Florit, DNI núm. 25252525, domiciliat al carrer Major, 24, Es Mercadal.</text:span><text:span text:style-name="T2"/></text:p>
      <text:p text:style-name="P2" loext:marker-style-name="T2"/>
      <text:p text:style-name="P1" loext:marker-style-name="T2"><text:span text:style-name="T1">Salutació / Introducció  Ambdues parts, actuant en nom propi, es reconeixen recíprocament la capacitat legal necessària per contractar.</text:span><text:span text:style-name="T2"/></text:p>
      <text:p text:style-name="P2" loext:marker-style-name="T2"/>
      <text:p text:style-name="P1" loext:marker-style-name="T2"><text:span text:style-name="T1">Cos / Manifestació  </text:span><text:span text:style-name="T2"/></text:p>
      <text:p text:style-name="P2" loext:marker-style-name="T2"/>
      <text:p text:style-name="P1" loext:marker-style-name="T2"><text:span text:style-name="T1">La senyora Magdalena Pons Sales és propietària de l’habitatge situat al número 22 del carrer de Ferreries, 33, Maó.</text:span><text:span text:style-name="T2"/></text:p>
      <text:p text:style-name="P2" loext:marker-style-name="T2"/>
      <text:p text:style-name="P1" loext:marker-style-name="T2"><text:span text:style-name="T1">L’habitatge es troba lliure de càrregues i arrendaments.</text:span><text:span text:style-name="T2"/></text:p>
      <text:p text:style-name="P2" loext:marker-style-name="T2"/>
      <text:p text:style-name="P1" loext:marker-style-name="T2"><text:span text:style-name="T1">La senyora Pons vol vendre l’habitatge i el senyor Amengual vol comprar-lo, per la qual cosa formalitzen aquest contracte de compravenda, que es regeix pels pactes següents: … (Aquí es poden incloure les clàusules específiques del contracte, si s’escau.)</text:span><text:span text:style-name="T2"/></text:p>
      <text:p text:style-name="P2" loext:marker-style-name="T2"/>
      <text:p text:style-name="P1" loext:marker-style-name="T2"><text:span text:style-name="T1">Comiat / Tancament  [rúbrica de les dues parts]</text:span><text:span text:style-name="T2"/></text:p>
      <text:p text:style-name="P2" loext:marker-style-name="T2"/>
      <text:p text:style-name="P1" loext:marker-style-name="T2"><text:span text:style-name="T1">Signatures  </text:span><text:span text:style-name="T2"/></text:p>
      <text:p text:style-name="P2" loext:marker-style-name="T2"/>
      <text:p text:style-name="P1" loext:marker-style-name="T2"><text:span text:style-name="T1">Magdalena Pons Sales</text:span><text:span text:style-name="T2"/></text:p>
      <text:p text:style-name="P2" loext:marker-style-name="T2"/>
      <text:p text:style-name="P1" loext:marker-style-name="T2"><text:span text:style-name="T1">Jesús Amengual Florit</text:span><text:span text:style-name="T2"/></text:p>
      <text:p text:style-name="P2" loext:marker-style-name="T2"/>
      <text:p text:style-name="P1" loext:marker-style-name="T2"><text:span text:style-name="T1">Nom i llinatges / Càrrec  Inclòs a la línia anterior</text:span><text:span text:style-name="T2"/></text:p>
      <text:p text:style-name="P2" loext:marker-style-name="T2"/>
      <text:p text:style-name="P1" loext:marker-style-name="T2"><text:span text:style-name="T1">Datació  Maó / Es Mercadal, [data de signatura]</text:span><text:span text:style-name="T2"/></text:p>
      <text:p text:style-name="P2" loext:marker-style-name="T2"/>
      <text:p text:style-name="P1" loext:marker-style-name="T2"><text:span text:style-name="T1">Informació addicional  Cap</text:span><text:span text:style-name="T2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6:25:37.500533971</meta:creation-date>
    <meta:editing-cycles>2</meta:editing-cycles>
    <dc:date>2025-11-17T16:25:57.661024681</dc:date>
    <meta:editing-duration>PT20S</meta:editing-duration>
    <meta:document-statistic meta:table-count="0" meta:image-count="0" meta:object-count="0" meta:page-count="1" meta:paragraph-count="18" meta:word-count="188" meta:character-count="1236" meta:non-whitespace-character-count="1054"/>
    <meta:generator>LibreOffice/24.2.7.2$Linux_X86_64 LibreOffice_project/420$Build-2</meta:generator>
  </office:meta>
</office:document-meta>
</file>